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30000027DC62474DB2FB32D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58cm" svg:height="5.392cm" svg:x="1.192cm" svg:y="1.108cm">
          <draw:image xlink:href="Pictures/10000001000003F30000027DC62474DB2FB32D3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7T19:12:41.945000000</dc:date>
    <meta:editing-duration>PT1M5S</meta:editing-duration>
    <meta:editing-cycles>2</meta:editing-cycles>
    <meta:generator>LibreOffice/7.4.5.1$Windows_X86_64 LibreOffice_project/9c0871452b3918c1019dde9bfac75448afc4b57f</meta:generator>
    <meta:document-statistic meta:object-count="1"/>
  </office:meta>
</office:document-meta>
</file>